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</style:style>
    <style:style style:name="ce10" style:family="table-cell" style:parent-style-name="Default" style:data-style-name="N11">
      <style:table-cell-properties fo:border-bottom="none" fo:background-color="#ffffff" fo:border-left="0.002cm solid #000000" fo:border-right="0.002cm solid #000000" fo:border-top="none"/>
    </style:style>
    <style:style style:name="ce11" style:family="table-cell" style:parent-style-name="Default">
      <style:table-cell-properties fo:border-bottom="none" fo:background-color="#ffffff" fo:border-left="0.002cm solid #000000" fo:border-right="0.002cm solid #000000" fo:border-top="none"/>
    </style:style>
    <style:style style:name="ce12" style:family="table-cell" style:parent-style-name="Default">
      <style:table-cell-properties fo:border-bottom="0.002cm solid #000000" fo:background-color="#ffffff" fo:border-left="0.002cm solid #000000" fo:border-right="0.002cm solid #000000" fo:border-top="none"/>
    </style:style>
    <style:style style:name="ce13" style:family="table-cell" style:parent-style-name="Default">
      <style:table-cell-properties fo:background-color="#ffff00" fo:border="0.002cm solid #000000"/>
    </style:style>
    <style:style style:name="ce14" style:family="table-cell" style:parent-style-name="Default" style:data-style-name="N11">
      <style:table-cell-properties fo:border-bottom="none" fo:background-color="#ffff99" fo:border-left="0.002cm solid #000000" fo:border-right="0.002cm solid #000000" fo:border-top="0.002cm solid #000000"/>
    </style:style>
    <style:style style:name="ce15" style:family="table-cell" style:parent-style-name="Default" style:data-style-name="N11">
      <style:table-cell-properties fo:border-bottom="none" fo:background-color="#ffff99" fo:border-left="0.002cm solid #000000" fo:border-right="0.002cm solid #000000" fo:border-top="none"/>
    </style:style>
    <style:style style:name="ce16" style:family="table-cell" style:parent-style-name="Default">
      <style:table-cell-properties fo:border-bottom="none" fo:background-color="#ffff00" fo:border-left="0.002cm solid #000000" fo:border-right="0.002cm solid #000000" fo:border-top="0.002cm solid #000000"/>
    </style:style>
    <style:style style:name="ce2" style:family="table-cell" style:parent-style-name="Default">
      <style:table-cell-properties fo:background-color="#ffffff" fo:border="0.002cm solid #000000"/>
    </style:style>
    <style:style style:name="ce3" style:family="table-cell" style:parent-style-name="Default">
      <style:table-cell-properties fo:border-bottom="none" fo:background-color="#ffff99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ackground-color="#ffff99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ackground-color="#ffcc00" fo:border-left="none" fo:border-right="none" fo:border-top="0.002cm solid #000000"/>
    </style:style>
    <style:style style:name="ce6" style:family="table-cell" style:parent-style-name="Default" style:data-style-name="N11">
      <style:table-cell-properties fo:background-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9" style:family="table-cell" style:parent-style-name="Default">
      <style:table-cell-properties fo:background-color="#ffcc00" fo:border="0.002cm solid #000000"/>
    </style:style>
    <style:style style:name="ce24" style:family="table-cell" style:parent-style-name="Default" style:data-style-name="N11">
      <style:table-cell-properties fo:border-bottom="none" fo:background-color="#ffffff" fo:border-left="0.002cm solid #000000" fo:border-right="none" fo:border-top="0.002cm solid #000000"/>
    </style:style>
    <style:style style:name="ce25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26" style:family="table-cell" style:parent-style-name="Default">
      <style:table-cell-properties fo:border-bottom="0.002cm solid #000000" fo:background-color="#ffffff" fo:border-left="0.002cm solid #000000" fo:border-right="none" fo:border-top="none"/>
    </style:style>
    <style:style style:name="ce27" style:family="table-cell" style:parent-style-name="Default" style:data-style-name="N11">
      <style:table-cell-properties fo:border-bottom="none" fo:background-color="#ffffff" fo:border-left="none" fo:border-right="none" fo:border-top="0.002cm solid #000000"/>
    </style:style>
    <style:style style:name="ce28" style:family="table-cell" style:parent-style-name="Default">
      <style:table-cell-properties fo:background-color="#ffffff" fo:border="none"/>
    </style:style>
    <style:style style:name="ce29" style:family="table-cell" style:parent-style-name="Default">
      <style:table-cell-properties fo:border-bottom="none" fo:background-color="#ffcc00" fo:border-left="0.002cm solid #000000" fo:border-right="0.002cm solid #000000" fo:border-top="0.002cm solid #000000"/>
    </style:style>
    <style:style style:name="ce30" style:family="table-cell" style:parent-style-name="Default" style:data-style-name="N11">
      <style:table-cell-properties fo:border-bottom="none" fo:background-color="#ffffff" fo:border-left="0.002cm solid #000000" fo:border-right="0.002cm solid #000000" fo:border-top="0.002cm solid #000000"/>
    </style:style>
    <style:style style:name="ce31" style:family="table-cell" style:parent-style-name="Default" style:data-style-name="N0">
      <style:table-cell-properties fo:border-bottom="none" fo:background-color="#ffffff" fo:border-left="0.002cm solid #000000" fo:border-right="0.002cm solid #000000" fo:border-top="none"/>
    </style:style>
    <style:style style:name="ce32" style:family="table-cell" style:parent-style-name="Default" style:data-style-name="N0">
      <style:table-cell-properties fo:border-bottom="0.002cm solid #000000" fo:background-color="#ffffff" fo:border-left="0.002cm solid #000000" fo:border-right="0.002cm solid #000000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1" table:number-columns-repeated="2" table:default-cell-style-name="ce7"/>
        <table:table-column table:style-name="co1" table:default-cell-style-name="ce11"/>
        <table:table-column table:style-name="co1" table:default-cell-style-name="ce3"/>
        <table:table-column table:style-name="co1" table:default-cell-style-name="ce1"/>
        <table:table-row table:style-name="ro1">
          <table:table-cell/>
          <table:table-cell table:style-name="ce1" table:number-columns-repeated="7"/>
          <table:table-cell/>
        </table:table-row>
        <table:table-row table:style-name="ro1">
          <table:table-cell/>
          <table:table-cell table:style-name="ce2" office:value-type="string">
            <text:p>Abalone (2089)</text:p>
          </table:table-cell>
          <table:table-cell table:style-name="ce5" office:value-type="string">
            <text:p>Cross-val 5</text:p>
          </table:table-cell>
          <table:table-cell table:style-name="ce5" office:value-type="string">
            <text:p>Cross-val 10</text:p>
          </table:table-cell>
          <table:table-cell table:style-name="ce5" office:value-type="string">
            <text:p>Cross_val 20</text:p>
          </table:table-cell>
          <table:table-cell table:style-name="ce5" office:value-type="string">
            <text:p>Leave 1</text:p>
          </table:table-cell>
          <table:table-cell table:style-name="ce9" office:value-type="string">
            <text:p>test</text:p>
          </table:table-cell>
          <table:table-cell table:style-name="ce13" office:value-type="string">
            <text:p>Validation</text:p>
          </table:table-cell>
          <table:table-cell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6" office:value-type="percentage" office:value="0.19866">
            <text:p>19,87%</text:p>
          </table:table-cell>
          <table:table-cell table:style-name="ce6" office:value-type="percentage" office:value="0.196266">
            <text:p>19,63%</text:p>
          </table:table-cell>
          <table:table-cell table:style-name="ce6" office:value-type="percentage" office:value="0.184777">
            <text:p>18,48%</text:p>
          </table:table-cell>
          <table:table-cell table:style-name="ce6" office:value-type="percentage" office:value="0.190043">
            <text:p>19,00%</text:p>
          </table:table-cell>
          <table:table-cell table:style-name="ce10" office:value-type="percentage" office:value="0.223073">
            <text:p>22,31%</text:p>
          </table:table-cell>
          <table:table-cell table:style-name="ce14" office:value-type="percentage" office:value="0.187261">
            <text:p>18,73%</text:p>
          </table:table-cell>
          <table:table-cell/>
        </table:table-row>
        <table:table-row table:style-name="ro1">
          <table:table-cell/>
          <table:table-cell office:value-type="string">
            <text:p>Incorrectly Class.</text:p>
          </table:table-cell>
          <table:table-cell table:formula="of:= 1 -[.C3]" office:value-type="percentage" office:value="0.80134">
            <text:p>80,13%</text:p>
          </table:table-cell>
          <table:table-cell table:formula="of:= 1 -[.D3]" office:value-type="percentage" office:value="0.803734">
            <text:p>80,37%</text:p>
          </table:table-cell>
          <table:table-cell table:formula="of:= 1 -[.E3]" office:value-type="percentage" office:value="0.815223">
            <text:p>81,52%</text:p>
          </table:table-cell>
          <table:table-cell table:formula="of:= 1 -[.F3]" office:value-type="percentage" office:value="0.809957">
            <text:p>81,00%</text:p>
          </table:table-cell>
          <table:table-cell table:formula="of:= 1 -[.G3]" office:value-type="percentage" office:value="0.776927">
            <text:p>77,69%</text:p>
          </table:table-cell>
          <table:table-cell table:formula="of:= 1 -[.H3]" office:value-type="percentage" office:value="0.812739">
            <text:p>81,27%</text:p>
          </table:table-cell>
          <table:table-cell/>
        </table:table-row>
        <table:table-row table:style-name="ro1">
          <table:table-cell/>
          <table:table-cell office:value-type="string">
            <text:p>TP Rate</text:p>
          </table:table-cell>
          <table:table-cell office:value-type="float" office:value="0.199">
            <text:p>0,199</text:p>
          </table:table-cell>
          <table:table-cell office:value-type="float" office:value="0.196">
            <text:p>0,196</text:p>
          </table:table-cell>
          <table:table-cell office:value-type="float" office:value="0.185">
            <text:p>0,185</text:p>
          </table:table-cell>
          <table:table-cell office:value-type="float" office:value="0.19">
            <text:p>0,19</text:p>
          </table:table-cell>
          <table:table-cell office:value-type="float" office:value="0.223">
            <text:p>0,223</text:p>
          </table:table-cell>
          <table:table-cell office:value-type="float" office:value="0.187">
            <text:p>0,187</text:p>
          </table:table-cell>
          <table:table-cell/>
        </table:table-row>
        <table:table-row table:style-name="ro1">
          <table:table-cell/>
          <table:table-cell office:value-type="string">
            <text:p>FP Rate</text:p>
          </table:table-cell>
          <table:table-cell office:value-type="float" office:value="0.147">
            <text:p>0,147</text:p>
          </table:table-cell>
          <table:table-cell office:value-type="float" office:value="0.149">
            <text:p>0,149</text:p>
          </table:table-cell>
          <table:table-cell office:value-type="float" office:value="0.153">
            <text:p>0,153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0.154">
            <text:p>0,154</text:p>
          </table:table-cell>
          <table:table-cell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float" office:value="0.206">
            <text:p>0,206</text:p>
          </table:table-cell>
          <table:table-cell office:value-type="float" office:value="0.182">
            <text:p>0,182</text:p>
          </table:table-cell>
          <table:table-cell office:value-type="float" office:value="0.186">
            <text:p>0,186</text:p>
          </table:table-cell>
          <table:table-cell office:value-type="float" office:value="0.181">
            <text:p>0,181</text:p>
          </table:table-cell>
          <table:table-cell office:value-type="float" office:value="0.229">
            <text:p>0,229</text:p>
          </table:table-cell>
          <table:table-cell office:value-type="float" office:value="0.147">
            <text:p>0,147</text:p>
          </table:table-cell>
          <table:table-cell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8" office:value-type="float" office:value="0.199">
            <text:p>0,199</text:p>
          </table:table-cell>
          <table:table-cell table:style-name="ce8" office:value-type="float" office:value="0.196">
            <text:p>0,196</text:p>
          </table:table-cell>
          <table:table-cell table:style-name="ce8" office:value-type="float" office:value="0.185">
            <text:p>0,185</text:p>
          </table:table-cell>
          <table:table-cell table:style-name="ce8" office:value-type="float" office:value="0.19">
            <text:p>0,19</text:p>
          </table:table-cell>
          <table:table-cell table:style-name="ce12" office:value-type="float" office:value="0.223">
            <text:p>0,223</text:p>
          </table:table-cell>
          <table:table-cell table:style-name="ce4" office:value-type="float" office:value="0.187">
            <text:p>0,187</text:p>
          </table:table-cell>
          <table:table-cell/>
        </table:table-row>
        <table:table-row table:style-name="ro1" table:number-rows-repeated="2">
          <table:table-cell/>
          <table:table-cell table:style-name="ce1" table:number-columns-repeated="7"/>
          <table:table-cell/>
        </table:table-row>
        <table:table-row table:style-name="ro1">
          <table:table-cell/>
          <table:table-cell table:style-name="ce2" office:value-type="string">
            <text:p>balance_scale (313)</text:p>
          </table:table-cell>
          <table:table-cell table:style-name="ce5" office:value-type="string">
            <text:p>Cross-val 5</text:p>
          </table:table-cell>
          <table:table-cell table:style-name="ce5" office:value-type="string">
            <text:p>Cross-val 10</text:p>
          </table:table-cell>
          <table:table-cell table:style-name="ce5" office:value-type="string">
            <text:p>Cross_val 20</text:p>
          </table:table-cell>
          <table:table-cell table:style-name="ce5" office:value-type="string">
            <text:p>Leave 1</text:p>
          </table:table-cell>
          <table:table-cell table:style-name="ce9" office:value-type="string">
            <text:p>test</text:p>
          </table:table-cell>
          <table:table-cell table:style-name="ce13" office:value-type="string">
            <text:p>Validation</text:p>
          </table:table-cell>
          <table:table-cell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6" office:value-type="percentage" office:value="0.785942">
            <text:p>78,59%</text:p>
          </table:table-cell>
          <table:table-cell table:style-name="ce6" office:value-type="percentage" office:value="0.773163">
            <text:p>77,32%</text:p>
          </table:table-cell>
          <table:table-cell table:style-name="ce6" office:value-type="percentage" office:value="0.763578">
            <text:p>76,36%</text:p>
          </table:table-cell>
          <table:table-cell table:style-name="ce6" office:value-type="percentage" office:value="0.798722">
            <text:p>79,87%</text:p>
          </table:table-cell>
          <table:table-cell table:style-name="ce10" office:value-type="percentage" office:value="0.817891">
            <text:p>81,79%</text:p>
          </table:table-cell>
          <table:table-cell table:style-name="ce15" office:value-type="percentage" office:value="0.804487">
            <text:p>80,45%</text:p>
          </table:table-cell>
          <table:table-cell/>
        </table:table-row>
        <table:table-row table:style-name="ro1">
          <table:table-cell/>
          <table:table-cell office:value-type="string">
            <text:p>Incorrectly Class.</text:p>
          </table:table-cell>
          <table:table-cell table:formula="of:=1-[.C12]" office:value-type="percentage" office:value="0.214058">
            <text:p>21,41%</text:p>
          </table:table-cell>
          <table:table-cell table:formula="of:=1-[.D12]" office:value-type="percentage" office:value="0.226837">
            <text:p>22,68%</text:p>
          </table:table-cell>
          <table:table-cell table:formula="of:=1-[.E12]" office:value-type="percentage" office:value="0.236422">
            <text:p>23,64%</text:p>
          </table:table-cell>
          <table:table-cell table:formula="of:=1-[.F12]" office:value-type="percentage" office:value="0.201278">
            <text:p>20,13%</text:p>
          </table:table-cell>
          <table:table-cell table:formula="of:=1-[.G12]" office:value-type="percentage" office:value="0.182109">
            <text:p>18,21%</text:p>
          </table:table-cell>
          <table:table-cell table:formula="of:=1-[.H12]" office:value-type="percentage" office:value="0.195513">
            <text:p>19,55%</text:p>
          </table:table-cell>
          <table:table-cell/>
        </table:table-row>
        <table:table-row table:style-name="ro1">
          <table:table-cell/>
          <table:table-cell office:value-type="string">
            <text:p>TP Rate</text:p>
          </table:table-cell>
          <table:table-cell office:value-type="float" office:value="0.786">
            <text:p>0,786</text:p>
          </table:table-cell>
          <table:table-cell office:value-type="float" office:value="0.773">
            <text:p>0,773</text:p>
          </table:table-cell>
          <table:table-cell office:value-type="float" office:value="0.764">
            <text:p>0,764</text:p>
          </table:table-cell>
          <table:table-cell office:value-type="float" office:value="0.799">
            <text:p>0,799</text:p>
          </table:table-cell>
          <table:table-cell office:value-type="float" office:value="0.818">
            <text:p>0,818</text:p>
          </table:table-cell>
          <table:table-cell office:value-type="float" office:value="0.804">
            <text:p>0,804</text:p>
          </table:table-cell>
          <table:table-cell/>
        </table:table-row>
        <table:table-row table:style-name="ro1">
          <table:table-cell/>
          <table:table-cell office:value-type="string">
            <text:p>FP Rate</text:p>
          </table:table-cell>
          <table:table-cell office:value-type="float" office:value="0.182">
            <text:p>0,182</text:p>
          </table:table-cell>
          <table:table-cell office:value-type="float" office:value="0.193">
            <text:p>0,193</text:p>
          </table:table-cell>
          <table:table-cell office:value-type="float" office:value="0.201">
            <text:p>0,201</text:p>
          </table:table-cell>
          <table:table-cell office:value-type="float" office:value="0.172">
            <text:p>0,172</text:p>
          </table:table-cell>
          <table:table-cell office:value-type="float" office:value="0.155">
            <text:p>0,155</text:p>
          </table:table-cell>
          <table:table-cell office:value-type="float" office:value="0.168">
            <text:p>0,168</text:p>
          </table:table-cell>
          <table:table-cell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float" office:value="0.723">
            <text:p>0,723</text:p>
          </table:table-cell>
          <table:table-cell office:value-type="float" office:value="0.712">
            <text:p>0,712</text:p>
          </table:table-cell>
          <table:table-cell office:value-type="float" office:value="0.703">
            <text:p>0,703</text:p>
          </table:table-cell>
          <table:table-cell office:value-type="float" office:value="0.735">
            <text:p>0,735</text:p>
          </table:table-cell>
          <table:table-cell office:value-type="float" office:value="0.758">
            <text:p>0,758</text:p>
          </table:table-cell>
          <table:table-cell office:value-type="float" office:value="0.743">
            <text:p>0,743</text:p>
          </table:table-cell>
          <table:table-cell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8" office:value-type="float" office:value="0.786">
            <text:p>0,786</text:p>
          </table:table-cell>
          <table:table-cell table:style-name="ce8" office:value-type="float" office:value="0.773">
            <text:p>0,773</text:p>
          </table:table-cell>
          <table:table-cell table:style-name="ce8" office:value-type="float" office:value="0.764">
            <text:p>0,764</text:p>
          </table:table-cell>
          <table:table-cell table:style-name="ce8" office:value-type="float" office:value="0.799">
            <text:p>0,799</text:p>
          </table:table-cell>
          <table:table-cell table:style-name="ce12" office:value-type="float" office:value="0.818">
            <text:p>0,818</text:p>
          </table:table-cell>
          <table:table-cell table:style-name="ce4" office:value-type="float" office:value="0.804">
            <text:p>0,804</text:p>
          </table:table-cell>
          <table:table-cell/>
        </table:table-row>
        <table:table-row table:style-name="ro1" table:number-rows-repeated="2">
          <table:table-cell/>
          <table:table-cell table:style-name="ce1" table:number-columns-repeated="7"/>
          <table:table-cell/>
        </table:table-row>
        <table:table-row table:style-name="ro1">
          <table:table-cell/>
          <table:table-cell table:style-name="ce2" office:value-type="string">
            <text:p>Labor (29)</text:p>
          </table:table-cell>
          <table:table-cell table:style-name="ce5" office:value-type="string">
            <text:p>Cross-val 5</text:p>
          </table:table-cell>
          <table:table-cell table:style-name="ce5" office:value-type="string">
            <text:p>Cross-val 10</text:p>
          </table:table-cell>
          <table:table-cell table:style-name="ce5" office:value-type="string">
            <text:p>Cross_val 20</text:p>
          </table:table-cell>
          <table:table-cell table:style-name="ce5" office:value-type="string">
            <text:p>Leave 1</text:p>
          </table:table-cell>
          <table:table-cell table:style-name="ce9" office:value-type="string">
            <text:p>test</text:p>
          </table:table-cell>
          <table:table-cell table:style-name="ce13" office:value-type="string">
            <text:p>Validation</text:p>
          </table:table-cell>
          <table:table-cell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6" office:value-type="percentage" office:value="0.862069">
            <text:p>86,21%</text:p>
          </table:table-cell>
          <table:table-cell table:style-name="ce6" office:value-type="percentage" office:value="0.931034">
            <text:p>93,10%</text:p>
          </table:table-cell>
          <table:table-cell table:style-name="ce6" office:value-type="percentage" office:value="0.96517">
            <text:p>96,52%</text:p>
          </table:table-cell>
          <table:table-cell table:style-name="ce6" office:value-type="percentage" office:value="0.965517">
            <text:p>96,55%</text:p>
          </table:table-cell>
          <table:table-cell table:style-name="ce10" office:value-type="percentage" office:value="1">
            <text:p>100,00%</text:p>
          </table:table-cell>
          <table:table-cell table:style-name="ce15" office:value-type="percentage" office:value="0.857143">
            <text:p>85,71%</text:p>
          </table:table-cell>
          <table:table-cell/>
        </table:table-row>
        <table:table-row table:style-name="ro1">
          <table:table-cell/>
          <table:table-cell office:value-type="string">
            <text:p>Incorrectly Class.</text:p>
          </table:table-cell>
          <table:table-cell table:formula="of:=100 %-[.C21]" office:value-type="percentage" office:value="0.137931">
            <text:p>13,79%</text:p>
          </table:table-cell>
          <table:table-cell table:formula="of:=100 %-[.D21]" office:value-type="percentage" office:value="0.0689660000000001">
            <text:p>6,90%</text:p>
          </table:table-cell>
          <table:table-cell table:formula="of:=100 %-[.E21]" office:value-type="percentage" office:value="0.0348299999999999">
            <text:p>3,48%</text:p>
          </table:table-cell>
          <table:table-cell table:formula="of:=100 %-[.F21]" office:value-type="percentage" office:value="0.034483">
            <text:p>3,45%</text:p>
          </table:table-cell>
          <table:table-cell table:formula="of:=100 %-[.G21]" office:value-type="percentage" office:value="0">
            <text:p>0,00%</text:p>
          </table:table-cell>
          <table:table-cell table:formula="of:=100 %-[.H21]" office:value-type="percentage" office:value="0.142857">
            <text:p>14,29%</text:p>
          </table:table-cell>
          <table:table-cell/>
        </table:table-row>
        <table:table-row table:style-name="ro1">
          <table:table-cell/>
          <table:table-cell office:value-type="string">
            <text:p>TP Rate</text:p>
          </table:table-cell>
          <table:table-cell office:value-type="float" office:value="0.862">
            <text:p>0,862</text:p>
          </table:table-cell>
          <table:table-cell office:value-type="float" office:value="0.931">
            <text:p>0,931</text:p>
          </table:table-cell>
          <table:table-cell table:number-columns-repeated="2" office:value-type="float" office:value="0.966">
            <text:p>0,966</text:p>
          </table:table-cell>
          <table:table-cell office:value-type="float" office:value="1">
            <text:p>1</text:p>
          </table:table-cell>
          <table:table-cell office:value-type="float" office:value="0.857">
            <text:p>0,857</text:p>
          </table:table-cell>
          <table:table-cell/>
        </table:table-row>
        <table:table-row table:style-name="ro1">
          <table:table-cell/>
          <table:table-cell office:value-type="string">
            <text:p>FP Rate</text:p>
          </table:table-cell>
          <table:table-cell office:value-type="float" office:value="0.262">
            <text:p>0,262</text:p>
          </table:table-cell>
          <table:table-cell office:value-type="float" office:value="0.131">
            <text:p>0,131</text:p>
          </table:table-cell>
          <table:table-cell table:number-columns-repeated="2" office:value-type="float" office:value="0.066">
            <text:p>0,066</text:p>
          </table:table-cell>
          <table:table-cell office:value-type="float" office:value="0">
            <text:p>0</text:p>
          </table:table-cell>
          <table:table-cell office:value-type="float" office:value="0.168">
            <text:p>0,168</text:p>
          </table:table-cell>
          <table:table-cell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float" office:value="0.886">
            <text:p>0,886</text:p>
          </table:table-cell>
          <table:table-cell office:value-type="float" office:value="0.938">
            <text:p>0,938</text:p>
          </table:table-cell>
          <table:table-cell table:number-columns-repeated="2" office:value-type="float" office:value="0.967">
            <text:p>0,967</text:p>
          </table:table-cell>
          <table:table-cell office:value-type="float" office:value="1">
            <text:p>1</text:p>
          </table:table-cell>
          <table:table-cell office:value-type="float" office:value="0.857">
            <text:p>0,857</text:p>
          </table:table-cell>
          <table:table-cell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8" office:value-type="float" office:value="0.862">
            <text:p>0,862</text:p>
          </table:table-cell>
          <table:table-cell table:style-name="ce8" office:value-type="float" office:value="0.931">
            <text:p>0,931</text:p>
          </table:table-cell>
          <table:table-cell table:number-columns-repeated="2" table:style-name="ce8" office:value-type="float" office:value="0.966">
            <text:p>0,966</text:p>
          </table:table-cell>
          <table:table-cell table:style-name="ce12" office:value-type="float" office:value="1">
            <text:p>1</text:p>
          </table:table-cell>
          <table:table-cell table:style-name="ce4" office:value-type="float" office:value="0.857">
            <text:p>0,857</text:p>
          </table:table-cell>
          <table:table-cell/>
        </table:table-row>
        <table:table-row table:style-name="ro1" table:number-rows-repeated="2">
          <table:table-cell/>
          <table:table-cell table:style-name="ce1" table:number-columns-repeated="7"/>
          <table:table-cell/>
        </table:table-row>
        <table:table-row table:style-name="ro1">
          <table:table-cell/>
          <table:table-cell table:style-name="ce2" office:value-type="string">
            <text:p>Vehicle (423)</text:p>
          </table:table-cell>
          <table:table-cell table:style-name="ce5" office:value-type="string">
            <text:p>Cross-val 5</text:p>
          </table:table-cell>
          <table:table-cell table:style-name="ce5" office:value-type="string">
            <text:p>Cross-val 10</text:p>
          </table:table-cell>
          <table:table-cell table:style-name="ce5" office:value-type="string">
            <text:p>Cross_val 20</text:p>
          </table:table-cell>
          <table:table-cell table:style-name="ce5" office:value-type="string">
            <text:p>Leave 1</text:p>
          </table:table-cell>
          <table:table-cell table:style-name="ce9" office:value-type="string">
            <text:p>test</text:p>
          </table:table-cell>
          <table:table-cell table:style-name="ce16" office:value-type="string">
            <text:p>Validation</text:p>
          </table:table-cell>
          <table:table-cell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6" office:value-type="percentage" office:value="0.628842">
            <text:p>62,88%</text:p>
          </table:table-cell>
          <table:table-cell table:style-name="ce6" office:value-type="percentage" office:value="0.643026">
            <text:p>64,30%</text:p>
          </table:table-cell>
          <table:table-cell table:style-name="ce6" office:value-type="percentage" office:value="0.654846">
            <text:p>65,48%</text:p>
          </table:table-cell>
          <table:table-cell table:style-name="ce6" office:value-type="percentage" office:value="0.650118">
            <text:p>65,01%</text:p>
          </table:table-cell>
          <table:table-cell table:style-name="ce10" office:value-type="percentage" office:value="0.751773">
            <text:p>75,18%</text:p>
          </table:table-cell>
          <table:table-cell table:style-name="ce14" office:value-type="percentage" office:value="0.652482">
            <text:p>65,25%</text:p>
          </table:table-cell>
          <table:table-cell/>
        </table:table-row>
        <table:table-row table:style-name="ro1">
          <table:table-cell/>
          <table:table-cell office:value-type="string">
            <text:p>Incorrectly Class.</text:p>
          </table:table-cell>
          <table:table-cell table:formula="of:=1 -[.C30]" office:value-type="percentage" office:value="0.371158">
            <text:p>37,12%</text:p>
          </table:table-cell>
          <table:table-cell table:formula="of:=1 -[.D30]" office:value-type="percentage" office:value="0.356974">
            <text:p>35,70%</text:p>
          </table:table-cell>
          <table:table-cell table:formula="of:=1 -[.E30]" office:value-type="percentage" office:value="0.345154">
            <text:p>34,52%</text:p>
          </table:table-cell>
          <table:table-cell table:formula="of:=1 -[.F30]" office:value-type="percentage" office:value="0.349882">
            <text:p>34,99%</text:p>
          </table:table-cell>
          <table:table-cell table:formula="of:=1 -[.G30]" office:value-type="percentage" office:value="0.248227">
            <text:p>24,82%</text:p>
          </table:table-cell>
          <table:table-cell table:formula="of:=1 -[.H30]" office:value-type="percentage" office:value="0.347518">
            <text:p>34,75%</text:p>
          </table:table-cell>
          <table:table-cell/>
        </table:table-row>
        <table:table-row table:style-name="ro1">
          <table:table-cell/>
          <table:table-cell office:value-type="string">
            <text:p>TP Rate</text:p>
          </table:table-cell>
          <table:table-cell office:value-type="float" office:value="0.629">
            <text:p>0,629</text:p>
          </table:table-cell>
          <table:table-cell office:value-type="float" office:value="0.643">
            <text:p>0,643</text:p>
          </table:table-cell>
          <table:table-cell office:value-type="float" office:value="0.655">
            <text:p>0,655</text:p>
          </table:table-cell>
          <table:table-cell office:value-type="float" office:value="0.65">
            <text:p>0,65</text:p>
          </table:table-cell>
          <table:table-cell office:value-type="float" office:value="0.752">
            <text:p>0,752</text:p>
          </table:table-cell>
          <table:table-cell office:value-type="float" office:value="0.652">
            <text:p>0,652</text:p>
          </table:table-cell>
          <table:table-cell/>
        </table:table-row>
        <table:table-row table:style-name="ro1">
          <table:table-cell/>
          <table:table-cell office:value-type="string">
            <text:p>FP Rate</text:p>
          </table:table-cell>
          <table:table-cell office:value-type="float" office:value="0.126">
            <text:p>0,126</text:p>
          </table:table-cell>
          <table:table-cell office:value-type="float" office:value="0.121">
            <text:p>0,121</text:p>
          </table:table-cell>
          <table:table-cell office:value-type="float" office:value="0.116">
            <text:p>0,116</text:p>
          </table:table-cell>
          <table:table-cell office:value-type="float" office:value="0.118">
            <text:p>0,118</text:p>
          </table:table-cell>
          <table:table-cell office:value-type="float" office:value="0.085">
            <text:p>0,085</text:p>
          </table:table-cell>
          <table:table-cell office:value-type="float" office:value="0.118">
            <text:p>0,118</text:p>
          </table:table-cell>
          <table:table-cell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float" office:value="0.613">
            <text:p>0,613</text:p>
          </table:table-cell>
          <table:table-cell office:value-type="float" office:value="0.625">
            <text:p>0,625</text:p>
          </table:table-cell>
          <table:table-cell office:value-type="float" office:value="0.641">
            <text:p>0,641</text:p>
          </table:table-cell>
          <table:table-cell office:value-type="float" office:value="0.639">
            <text:p>0,639</text:p>
          </table:table-cell>
          <table:table-cell office:value-type="float" office:value="0.762">
            <text:p>0,762</text:p>
          </table:table-cell>
          <table:table-cell office:value-type="float" office:value="0.646">
            <text:p>0,646</text:p>
          </table:table-cell>
          <table:table-cell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8" office:value-type="float" office:value="0.629">
            <text:p>0,629</text:p>
          </table:table-cell>
          <table:table-cell table:style-name="ce8" office:value-type="float" office:value="0.643">
            <text:p>0,643</text:p>
          </table:table-cell>
          <table:table-cell table:style-name="ce8" office:value-type="float" office:value="0.655">
            <text:p>0,655</text:p>
          </table:table-cell>
          <table:table-cell table:style-name="ce8" office:value-type="float" office:value="0.65">
            <text:p>0,65</text:p>
          </table:table-cell>
          <table:table-cell table:style-name="ce12" office:value-type="float" office:value="0.752">
            <text:p>0,752</text:p>
          </table:table-cell>
          <table:table-cell table:style-name="ce4" office:value-type="float" office:value="0.652">
            <text:p>0,652</text:p>
          </table:table-cell>
          <table:table-cell/>
        </table:table-row>
        <table:table-row table:style-name="ro1" table:number-rows-repeated="2">
          <table:table-cell/>
          <table:table-cell table:style-name="ce1" table:number-columns-repeated="7"/>
          <table:table-cell/>
        </table:table-row>
        <table:table-row table:style-name="ro1">
          <table:table-cell/>
          <table:table-cell table:style-name="ce2" office:value-type="string">
            <text:p>Zoo (51)</text:p>
          </table:table-cell>
          <table:table-cell table:style-name="ce5" office:value-type="string">
            <text:p>Cross-val 5</text:p>
          </table:table-cell>
          <table:table-cell table:style-name="ce5" office:value-type="string">
            <text:p>Cross-val 10</text:p>
          </table:table-cell>
          <table:table-cell table:style-name="ce5" office:value-type="string">
            <text:p>Cross_val 20</text:p>
          </table:table-cell>
          <table:table-cell table:style-name="ce5" office:value-type="string">
            <text:p>Leave 1</text:p>
          </table:table-cell>
          <table:table-cell table:style-name="ce9" office:value-type="string">
            <text:p>test</text:p>
          </table:table-cell>
          <table:table-cell table:style-name="ce13" office:value-type="string">
            <text:p>Validation</text:p>
          </table:table-cell>
          <table:table-cell/>
        </table:table-row>
        <table:table-row table:style-name="ro1">
          <table:table-cell/>
          <table:table-cell office:value-type="string">
            <text:p>Correctly Classified</text:p>
          </table:table-cell>
          <table:table-cell table:number-columns-repeated="2" table:style-name="ce6" office:value-type="percentage" office:value="0.843137">
            <text:p>84,31%</text:p>
          </table:table-cell>
          <table:table-cell table:style-name="ce6" office:value-type="percentage" office:value="0.882353">
            <text:p>88,24%</text:p>
          </table:table-cell>
          <table:table-cell table:style-name="ce6" office:value-type="percentage" office:value="0.862745">
            <text:p>86,27%</text:p>
          </table:table-cell>
          <table:table-cell table:style-name="ce10" office:value-type="percentage" office:value="0.941176">
            <text:p>94,12%</text:p>
          </table:table-cell>
          <table:table-cell table:style-name="ce14" office:value-type="percentage" office:value="0.84">
            <text:p>84,00%</text:p>
          </table:table-cell>
          <table:table-cell/>
        </table:table-row>
        <table:table-row table:style-name="ro1">
          <table:table-cell/>
          <table:table-cell office:value-type="string">
            <text:p>Incorrectly Class.</text:p>
          </table:table-cell>
          <table:table-cell table:formula="of:=1-[.C39]" office:value-type="percentage" office:value="0.156863">
            <text:p>15,69%</text:p>
          </table:table-cell>
          <table:table-cell table:formula="of:=1-[.D39]" office:value-type="percentage" office:value="0.156863">
            <text:p>15,69%</text:p>
          </table:table-cell>
          <table:table-cell table:formula="of:=1-[.E39]" office:value-type="percentage" office:value="0.117647">
            <text:p>11,76%</text:p>
          </table:table-cell>
          <table:table-cell table:formula="of:=1-[.F39]" office:value-type="percentage" office:value="0.137255">
            <text:p>13,73%</text:p>
          </table:table-cell>
          <table:table-cell table:formula="of:=1-[.G39]" office:value-type="percentage" office:value="0.058824">
            <text:p>5,88%</text:p>
          </table:table-cell>
          <table:table-cell table:style-name="ce15" office:value-type="percentage" office:value="0.16">
            <text:p>16,00%</text:p>
          </table:table-cell>
          <table:table-cell/>
        </table:table-row>
        <table:table-row table:style-name="ro1">
          <table:table-cell/>
          <table:table-cell office:value-type="string">
            <text:p>TP Rate</text:p>
          </table:table-cell>
          <table:table-cell table:number-columns-repeated="2" office:value-type="float" office:value="0.843">
            <text:p>0,843</text:p>
          </table:table-cell>
          <table:table-cell office:value-type="float" office:value="0.882">
            <text:p>0,882</text:p>
          </table:table-cell>
          <table:table-cell office:value-type="float" office:value="0.863">
            <text:p>0,863</text:p>
          </table:table-cell>
          <table:table-cell office:value-type="float" office:value="0.941">
            <text:p>0,941</text:p>
          </table:table-cell>
          <table:table-cell office:value-type="float" office:value="0.84">
            <text:p>0,84</text:p>
          </table:table-cell>
          <table:table-cell/>
        </table:table-row>
        <table:table-row table:style-name="ro1">
          <table:table-cell/>
          <table:table-cell office:value-type="string">
            <text:p>FP Rate</text:p>
          </table:table-cell>
          <table:table-cell office:value-type="float" office:value="0.074">
            <text:p>0,074</text:p>
          </table:table-cell>
          <table:table-cell office:value-type="float" office:value="0.075">
            <text:p>0,075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41">
            <text:p>0,041</text:p>
          </table:table-cell>
          <table:table-cell office:value-type="float" office:value="0.047">
            <text:p>0,047</text:p>
          </table:table-cell>
          <table:table-cell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float" office:value="0.767">
            <text:p>0,767</text:p>
          </table:table-cell>
          <table:table-cell office:value-type="float" office:value="0.764">
            <text:p>0,764</text:p>
          </table:table-cell>
          <table:table-cell office:value-type="float" office:value="0.807">
            <text:p>0,807</text:p>
          </table:table-cell>
          <table:table-cell office:value-type="float" office:value="0.784">
            <text:p>0,784</text:p>
          </table:table-cell>
          <table:table-cell office:value-type="float" office:value="0.909">
            <text:p>0,909</text:p>
          </table:table-cell>
          <table:table-cell office:value-type="float" office:value="0.834">
            <text:p>0,834</text:p>
          </table:table-cell>
          <table:table-cell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number-columns-repeated="2" table:style-name="ce8" office:value-type="float" office:value="0.843">
            <text:p>0,843</text:p>
          </table:table-cell>
          <table:table-cell table:style-name="ce8" office:value-type="float" office:value="0.882">
            <text:p>0,882</text:p>
          </table:table-cell>
          <table:table-cell table:style-name="ce8" office:value-type="float" office:value="0.863">
            <text:p>0,863</text:p>
          </table:table-cell>
          <table:table-cell table:style-name="ce12" office:value-type="float" office:value="0.941">
            <text:p>0,941</text:p>
          </table:table-cell>
          <table:table-cell table:style-name="ce4" office:value-type="float" office:value="0.84">
            <text:p>0,84</text:p>
          </table:table-cell>
          <table:table-cell/>
        </table:table-row>
        <table:table-row table:style-name="ro1" table:number-rows-repeated="6">
          <table:table-cell/>
          <table:table-cell table:style-name="ce1" table:number-columns-repeated="7"/>
          <table:table-cell/>
        </table:table-row>
        <table:table-row table:style-name="ro1">
          <table:table-cell/>
          <table:table-cell table:style-name="ce1" table:number-columns-repeated="7"/>
          <table:table-cell/>
        </table:table-row>
      </table:table>
      <table:table table:name="Tabelle2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7"/>
        <table:table-column table:style-name="co1" table:number-columns-repeated="2" table:default-cell-style-name="ce7"/>
        <table:table-column table:style-name="co1" table:default-cell-style-name="ce28"/>
        <table:table-column table:style-name="co1" table:default-cell-style-name="ce1"/>
        <table:table-column table:style-name="co1" table:default-cell-style-name="ce7"/>
        <table:table-column table:style-name="co1" table:number-columns-repeated="6" table:default-cell-style-name="ce1"/>
        <table:table-row table:style-name="ro1"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2" office:value-type="string">
            <text:p>Abalone (2089)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29" office:value-type="string">
            <text:p>Durchschnit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6" office:value-type="percentage" office:value="0.196266">
            <text:p>19,63%</text:p>
          </table:table-cell>
          <table:table-cell table:style-name="ce6" office:value-type="percentage" office:value="0.199138">
            <text:p>19,91%</text:p>
          </table:table-cell>
          <table:table-cell table:style-name="ce6" office:value-type="percentage" office:value="0.191">
            <text:p>19,10%</text:p>
          </table:table-cell>
          <table:table-cell table:style-name="ce27" office:value-type="percentage" office:value="0.199138">
            <text:p>19,91%</text:p>
          </table:table-cell>
          <table:table-cell table:style-name="ce27" office:value-type="percentage" office:value="0.196266">
            <text:p>19,63%</text:p>
          </table:table-cell>
          <table:table-cell table:style-name="ce27" office:value-type="percentage" office:value="0.186213">
            <text:p>18,62%</text:p>
          </table:table-cell>
          <table:table-cell table:style-name="ce27" office:value-type="percentage" office:value="0.204404">
            <text:p>20,44%</text:p>
          </table:table-cell>
          <table:table-cell table:style-name="ce27" office:value-type="percentage" office:value="0.197702">
            <text:p>19,77%</text:p>
          </table:table-cell>
          <table:table-cell table:style-name="ce27" office:value-type="percentage" office:value="0.188128">
            <text:p>18,81%</text:p>
          </table:table-cell>
          <table:table-cell table:style-name="ce27" office:value-type="percentage" office:value="0.186213">
            <text:p>18,62%</text:p>
          </table:table-cell>
          <table:table-cell table:style-name="ce30" table:formula="of:=SUM([.C3:.L3])/10" office:value-type="percentage" office:value="0.1944468">
            <text:p>19,44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correctly Class.</text:p>
          </table:table-cell>
          <table:table-cell table:style-name="ce7" table:formula="of:= 1 -[.C3]" office:value-type="percentage" office:value="0.803734">
            <text:p>80,37%</text:p>
          </table:table-cell>
          <table:table-cell table:formula="of:= 1 -[.D3]" office:value-type="percentage" office:value="0.800862">
            <text:p>80,09%</text:p>
          </table:table-cell>
          <table:table-cell table:formula="of:= 1 -[.E3]" office:value-type="percentage" office:value="0.809">
            <text:p>80,90%</text:p>
          </table:table-cell>
          <table:table-cell table:formula="of:= 1 -[.F3]" office:value-type="percentage" office:value="0.800862">
            <text:p>80,09%</text:p>
          </table:table-cell>
          <table:table-cell table:formula="of:= 1 -[.G3]" office:value-type="percentage" office:value="0.803734">
            <text:p>80,37%</text:p>
          </table:table-cell>
          <table:table-cell table:style-name="ce28" table:formula="of:= 1 -[.H3]" office:value-type="percentage" office:value="0.813787">
            <text:p>81,38%</text:p>
          </table:table-cell>
          <table:table-cell table:style-name="ce28" table:formula="of:= 1 -[.I3]" office:value-type="percentage" office:value="0.795596">
            <text:p>79,56%</text:p>
          </table:table-cell>
          <table:table-cell table:style-name="ce28" table:formula="of:= 1 -[.J3]" office:value-type="percentage" office:value="0.802298">
            <text:p>80,23%</text:p>
          </table:table-cell>
          <table:table-cell table:style-name="ce28" table:formula="of:= 1 -[.K3]" office:value-type="percentage" office:value="0.811872">
            <text:p>81,19%</text:p>
          </table:table-cell>
          <table:table-cell table:style-name="ce28" table:formula="of:= 1 -[.L3]" office:value-type="percentage" office:value="0.813787">
            <text:p>81,38%</text:p>
          </table:table-cell>
          <table:table-cell table:style-name="ce10" table:formula="of:=SUM([.C4:.L4])/10" office:value-type="percentage" office:value="0.8055532">
            <text:p>80,56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P Rate</text:p>
          </table:table-cell>
          <table:table-cell table:style-name="ce7" office:value-type="float" office:value="0.196">
            <text:p>0,196</text:p>
          </table:table-cell>
          <table:table-cell office:value-type="float" office:value="0.199">
            <text:p>0,199</text:p>
          </table:table-cell>
          <table:table-cell office:value-type="float" office:value="0.191">
            <text:p>0,191</text:p>
          </table:table-cell>
          <table:table-cell office:value-type="float" office:value="0.199">
            <text:p>0,199</text:p>
          </table:table-cell>
          <table:table-cell office:value-type="float" office:value="0.196">
            <text:p>0,196</text:p>
          </table:table-cell>
          <table:table-cell table:style-name="ce7" office:value-type="float" office:value="0.186">
            <text:p>0,186</text:p>
          </table:table-cell>
          <table:table-cell office:value-type="float" office:value="0.204">
            <text:p>0,204</text:p>
          </table:table-cell>
          <table:table-cell table:style-name="ce7" office:value-type="float" office:value="0.198">
            <text:p>0,198</text:p>
          </table:table-cell>
          <table:table-cell table:style-name="ce7" office:value-type="float" office:value="0.188">
            <text:p>0,188</text:p>
          </table:table-cell>
          <table:table-cell table:style-name="ce7" office:value-type="float" office:value="0.186">
            <text:p>0,186</text:p>
          </table:table-cell>
          <table:table-cell table:style-name="ce31" table:formula="of:=SUM([.C5:.L5])/10" office:value-type="float" office:value="0.1943">
            <text:p>0,194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P Rate</text:p>
          </table:table-cell>
          <table:table-cell table:style-name="ce7" office:value-type="float" office:value="0.149">
            <text:p>0,149</text:p>
          </table:table-cell>
          <table:table-cell office:value-type="float" office:value="0.148">
            <text:p>0,148</text:p>
          </table:table-cell>
          <table:table-cell office:value-type="float" office:value="0.151">
            <text:p>0,151</text:p>
          </table:table-cell>
          <table:table-cell table:number-columns-repeated="2" office:value-type="float" office:value="0.149">
            <text:p>0,149</text:p>
          </table:table-cell>
          <table:table-cell table:style-name="ce7" office:value-type="float" office:value="0.153">
            <text:p>0,153</text:p>
          </table:table-cell>
          <table:table-cell office:value-type="float" office:value="0.147">
            <text:p>0,147</text:p>
          </table:table-cell>
          <table:table-cell table:style-name="ce7" office:value-type="float" office:value="0.149">
            <text:p>0,149</text:p>
          </table:table-cell>
          <table:table-cell table:number-columns-repeated="2" table:style-name="ce7" office:value-type="float" office:value="0.152">
            <text:p>0,152</text:p>
          </table:table-cell>
          <table:table-cell table:style-name="ce31" table:formula="of:=SUM([.C6:.L6])/10" office:value-type="float" office:value="0.1499">
            <text:p>0,149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cision</text:p>
          </table:table-cell>
          <table:table-cell table:style-name="ce7" office:value-type="float" office:value="0.182">
            <text:p>0,182</text:p>
          </table:table-cell>
          <table:table-cell office:value-type="float" office:value="0.21">
            <text:p>0,21</text:p>
          </table:table-cell>
          <table:table-cell office:value-type="float" office:value="0.208">
            <text:p>0,208</text:p>
          </table:table-cell>
          <table:table-cell office:value-type="float" office:value="0.195">
            <text:p>0,195</text:p>
          </table:table-cell>
          <table:table-cell office:value-type="float" office:value="0.196">
            <text:p>0,196</text:p>
          </table:table-cell>
          <table:table-cell table:style-name="ce7" office:value-type="float" office:value="0.226">
            <text:p>0,226</text:p>
          </table:table-cell>
          <table:table-cell office:value-type="float" office:value="0.229">
            <text:p>0,229</text:p>
          </table:table-cell>
          <table:table-cell table:style-name="ce7" office:value-type="float" office:value="0.2">
            <text:p>0,2</text:p>
          </table:table-cell>
          <table:table-cell table:style-name="ce7" office:value-type="float" office:value="0.132">
            <text:p>0,132</text:p>
          </table:table-cell>
          <table:table-cell table:style-name="ce7" office:value-type="float" office:value="0.164">
            <text:p>0,164</text:p>
          </table:table-cell>
          <table:table-cell table:style-name="ce31" table:formula="of:=SUM([.C7:.L7])/10" office:value-type="float" office:value="0.1942">
            <text:p>0,194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8" office:value-type="float" office:value="0.196">
            <text:p>0,196</text:p>
          </table:table-cell>
          <table:table-cell table:style-name="ce8" office:value-type="float" office:value="0.199">
            <text:p>0,199</text:p>
          </table:table-cell>
          <table:table-cell table:style-name="ce8" office:value-type="float" office:value="0.191">
            <text:p>0,191</text:p>
          </table:table-cell>
          <table:table-cell table:style-name="ce8" office:value-type="float" office:value="0.199">
            <text:p>0,199</text:p>
          </table:table-cell>
          <table:table-cell table:style-name="ce8" office:value-type="float" office:value="0.196">
            <text:p>0,196</text:p>
          </table:table-cell>
          <table:table-cell table:style-name="ce8" office:value-type="float" office:value="0.186">
            <text:p>0,186</text:p>
          </table:table-cell>
          <table:table-cell table:style-name="ce8" office:value-type="float" office:value="0.204">
            <text:p>0,204</text:p>
          </table:table-cell>
          <table:table-cell table:style-name="ce8" office:value-type="float" office:value="0.198">
            <text:p>0,198</text:p>
          </table:table-cell>
          <table:table-cell table:style-name="ce8" office:value-type="float" office:value="0.188">
            <text:p>0,188</text:p>
          </table:table-cell>
          <table:table-cell table:style-name="ce8" office:value-type="float" office:value="0.186">
            <text:p>0,186</text:p>
          </table:table-cell>
          <table:table-cell table:style-name="ce32" table:formula="of:=SUM([.C8:.L8])/10" office:value-type="float" office:value="0.1943">
            <text:p>0,1943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2" office:value-type="string">
            <text:p>balance_scale (313)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9" office:value-type="string">
            <text:p>Durchschnit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6" office:value-type="percentage" office:value="0.773163">
            <text:p>77,32%</text:p>
          </table:table-cell>
          <table:table-cell table:style-name="ce6" office:value-type="percentage" office:value="0.779553">
            <text:p>77,96%</text:p>
          </table:table-cell>
          <table:table-cell table:style-name="ce6" office:value-type="percentage" office:value="0.789137">
            <text:p>78,91%</text:p>
          </table:table-cell>
          <table:table-cell table:style-name="ce27" office:value-type="percentage" office:value="0.782748">
            <text:p>78,27%</text:p>
          </table:table-cell>
          <table:table-cell table:style-name="ce27" office:value-type="percentage" office:value="0.744409">
            <text:p>74,44%</text:p>
          </table:table-cell>
          <table:table-cell table:style-name="ce27" office:value-type="percentage" office:value="0.776358">
            <text:p>77,64%</text:p>
          </table:table-cell>
          <table:table-cell table:style-name="ce27" office:value-type="percentage" office:value="0.766773">
            <text:p>76,68%</text:p>
          </table:table-cell>
          <table:table-cell table:style-name="ce27" office:value-type="percentage" office:value="0.757188">
            <text:p>75,72%</text:p>
          </table:table-cell>
          <table:table-cell table:style-name="ce27" office:value-type="percentage" office:value="0.821086">
            <text:p>82,11%</text:p>
          </table:table-cell>
          <table:table-cell table:style-name="ce27" office:value-type="percentage" office:value="0.779553">
            <text:p>77,96%</text:p>
          </table:table-cell>
          <table:table-cell table:style-name="ce30" table:formula="of:=SUM([.C12:.L12])/10" office:value-type="percentage" office:value="0.7769968">
            <text:p>77,7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correctly Class.</text:p>
          </table:table-cell>
          <table:table-cell table:style-name="ce7" table:formula="of:=1-[.C12]" office:value-type="percentage" office:value="0.226837">
            <text:p>22,68%</text:p>
          </table:table-cell>
          <table:table-cell table:formula="of:=1-[.D12]" office:value-type="percentage" office:value="0.220447">
            <text:p>22,04%</text:p>
          </table:table-cell>
          <table:table-cell table:formula="of:=1-[.E12]" office:value-type="percentage" office:value="0.210863">
            <text:p>21,09%</text:p>
          </table:table-cell>
          <table:table-cell table:formula="of:=1-[.F12]" office:value-type="percentage" office:value="0.217252">
            <text:p>21,73%</text:p>
          </table:table-cell>
          <table:table-cell table:formula="of:=1-[.G12]" office:value-type="percentage" office:value="0.255591">
            <text:p>25,56%</text:p>
          </table:table-cell>
          <table:table-cell table:style-name="ce28" table:formula="of:=1-[.H12]" office:value-type="percentage" office:value="0.223642">
            <text:p>22,36%</text:p>
          </table:table-cell>
          <table:table-cell table:style-name="ce28" table:formula="of:=1-[.I12]" office:value-type="percentage" office:value="0.233227">
            <text:p>23,32%</text:p>
          </table:table-cell>
          <table:table-cell table:style-name="ce28" table:formula="of:=1-[.J12]" office:value-type="percentage" office:value="0.242812">
            <text:p>24,28%</text:p>
          </table:table-cell>
          <table:table-cell table:style-name="ce28" table:formula="of:=1-[.K12]" office:value-type="percentage" office:value="0.178914">
            <text:p>17,89%</text:p>
          </table:table-cell>
          <table:table-cell table:style-name="ce28" table:formula="of:=1-[.L12]" office:value-type="percentage" office:value="0.220447">
            <text:p>22,04%</text:p>
          </table:table-cell>
          <table:table-cell table:style-name="ce10" table:formula="of:=SUM([.C13:.L13])/10" office:value-type="percentage" office:value="0.2230032">
            <text:p>22,3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P Rate</text:p>
          </table:table-cell>
          <table:table-cell table:style-name="ce7" office:value-type="float" office:value="0.773">
            <text:p>0,773</text:p>
          </table:table-cell>
          <table:table-cell office:value-type="float" office:value="0.78">
            <text:p>0,78</text:p>
          </table:table-cell>
          <table:table-cell office:value-type="float" office:value="0.789">
            <text:p>0,789</text:p>
          </table:table-cell>
          <table:table-cell office:value-type="float" office:value="0.783">
            <text:p>0,783</text:p>
          </table:table-cell>
          <table:table-cell office:value-type="float" office:value="0.744">
            <text:p>0,744</text:p>
          </table:table-cell>
          <table:table-cell table:style-name="ce7" office:value-type="float" office:value="0.776">
            <text:p>0,776</text:p>
          </table:table-cell>
          <table:table-cell office:value-type="float" office:value="0.767">
            <text:p>0,767</text:p>
          </table:table-cell>
          <table:table-cell table:style-name="ce7" office:value-type="float" office:value="0.757">
            <text:p>0,757</text:p>
          </table:table-cell>
          <table:table-cell table:style-name="ce7" office:value-type="float" office:value="0.821">
            <text:p>0,821</text:p>
          </table:table-cell>
          <table:table-cell table:style-name="ce7" office:value-type="float" office:value="0.78">
            <text:p>0,78</text:p>
          </table:table-cell>
          <table:table-cell table:style-name="ce31" table:formula="of:=SUM([.C14:.L14])/10" office:value-type="float" office:value="0.777">
            <text:p>0,77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P Rate</text:p>
          </table:table-cell>
          <table:table-cell table:style-name="ce7" office:value-type="float" office:value="0.193">
            <text:p>0,193</text:p>
          </table:table-cell>
          <table:table-cell office:value-type="float" office:value="0.188">
            <text:p>0,188</text:p>
          </table:table-cell>
          <table:table-cell office:value-type="float" office:value="0.18">
            <text:p>0,18</text:p>
          </table:table-cell>
          <table:table-cell office:value-type="float" office:value="0.185">
            <text:p>0,185</text:p>
          </table:table-cell>
          <table:table-cell office:value-type="float" office:value="0.218">
            <text:p>0,218</text:p>
          </table:table-cell>
          <table:table-cell table:style-name="ce7" office:value-type="float" office:value="0.191">
            <text:p>0,191</text:p>
          </table:table-cell>
          <table:table-cell office:value-type="float" office:value="0.199">
            <text:p>0,199</text:p>
          </table:table-cell>
          <table:table-cell table:style-name="ce7" office:value-type="float" office:value="0.207">
            <text:p>0,207</text:p>
          </table:table-cell>
          <table:table-cell table:style-name="ce7" office:value-type="float" office:value="0.152">
            <text:p>0,152</text:p>
          </table:table-cell>
          <table:table-cell table:style-name="ce7" office:value-type="float" office:value="0.188">
            <text:p>0,188</text:p>
          </table:table-cell>
          <table:table-cell table:style-name="ce31" table:formula="of:=SUM([.C15:.L15])/10" office:value-type="float" office:value="0.1901">
            <text:p>0,19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cision</text:p>
          </table:table-cell>
          <table:table-cell table:style-name="ce7" office:value-type="float" office:value="0.712">
            <text:p>0,712</text:p>
          </table:table-cell>
          <table:table-cell office:value-type="float" office:value="0.718">
            <text:p>0,718</text:p>
          </table:table-cell>
          <table:table-cell office:value-type="float" office:value="0.726">
            <text:p>0,726</text:p>
          </table:table-cell>
          <table:table-cell office:value-type="float" office:value="0.72">
            <text:p>0,72</text:p>
          </table:table-cell>
          <table:table-cell office:value-type="float" office:value="0.685">
            <text:p>0,685</text:p>
          </table:table-cell>
          <table:table-cell table:style-name="ce7" office:value-type="float" office:value="0.714">
            <text:p>0,714</text:p>
          </table:table-cell>
          <table:table-cell office:value-type="float" office:value="0.706">
            <text:p>0,706</text:p>
          </table:table-cell>
          <table:table-cell table:style-name="ce7" office:value-type="float" office:value="0.698">
            <text:p>0,698</text:p>
          </table:table-cell>
          <table:table-cell table:style-name="ce7" office:value-type="float" office:value="0.756">
            <text:p>0,756</text:p>
          </table:table-cell>
          <table:table-cell table:style-name="ce7" office:value-type="float" office:value="0.717">
            <text:p>0,717</text:p>
          </table:table-cell>
          <table:table-cell table:style-name="ce31" table:formula="of:=SUM([.C16:.L16])/10" office:value-type="float" office:value="0.7152">
            <text:p>0,715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8" office:value-type="float" office:value="0.773">
            <text:p>0,773</text:p>
          </table:table-cell>
          <table:table-cell table:style-name="ce8" office:value-type="float" office:value="0.78">
            <text:p>0,78</text:p>
          </table:table-cell>
          <table:table-cell table:style-name="ce8" office:value-type="float" office:value="0.789">
            <text:p>0,789</text:p>
          </table:table-cell>
          <table:table-cell table:style-name="ce8" office:value-type="float" office:value="0.783">
            <text:p>0,783</text:p>
          </table:table-cell>
          <table:table-cell table:style-name="ce8" office:value-type="float" office:value="0.744">
            <text:p>0,744</text:p>
          </table:table-cell>
          <table:table-cell table:style-name="ce8" office:value-type="float" office:value="0.776">
            <text:p>0,776</text:p>
          </table:table-cell>
          <table:table-cell table:style-name="ce8" office:value-type="float" office:value="0.767">
            <text:p>0,767</text:p>
          </table:table-cell>
          <table:table-cell table:style-name="ce8" office:value-type="float" office:value="0.757">
            <text:p>0,757</text:p>
          </table:table-cell>
          <table:table-cell table:style-name="ce8" office:value-type="float" office:value="0.821">
            <text:p>0,821</text:p>
          </table:table-cell>
          <table:table-cell table:style-name="ce8" office:value-type="float" office:value="0.78">
            <text:p>0,78</text:p>
          </table:table-cell>
          <table:table-cell table:style-name="ce32" table:formula="of:=SUM([.C17:.L17])/10" office:value-type="float" office:value="0.777">
            <text:p>0,777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2" office:value-type="string">
            <text:p>Labor (29)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29" office:value-type="string">
            <text:p>Durchschnit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24" office:value-type="percentage" office:value="0.931034">
            <text:p>93,10%</text:p>
          </table:table-cell>
          <table:table-cell table:number-columns-repeated="3" table:style-name="ce27" office:value-type="percentage" office:value="0.965517">
            <text:p>96,55%</text:p>
          </table:table-cell>
          <table:table-cell table:style-name="ce27" office:value-type="percentage" office:value="0.931034">
            <text:p>93,10%</text:p>
          </table:table-cell>
          <table:table-cell table:number-columns-repeated="3" table:style-name="ce27" office:value-type="percentage" office:value="0.965517">
            <text:p>96,55%</text:p>
          </table:table-cell>
          <table:table-cell table:number-columns-repeated="2" table:style-name="ce27" office:value-type="percentage" office:value="0.896552">
            <text:p>89,66%</text:p>
          </table:table-cell>
          <table:table-cell table:style-name="ce30" table:formula="of:=SUM([.C21:.L21])/10" office:value-type="percentage" office:value="0.9448274">
            <text:p>94,48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correctly Class.</text:p>
          </table:table-cell>
          <table:table-cell table:style-name="ce25" table:formula="of:=100 %-[.C21]" office:value-type="percentage" office:value="0.0689660000000001">
            <text:p>6,90%</text:p>
          </table:table-cell>
          <table:table-cell table:formula="of:=100 %-[.D21]" office:value-type="percentage" office:value="0.034483">
            <text:p>3,45%</text:p>
          </table:table-cell>
          <table:table-cell table:formula="of:=100 %-[.E21]" office:value-type="percentage" office:value="0.034483">
            <text:p>3,45%</text:p>
          </table:table-cell>
          <table:table-cell table:formula="of:=100 %-[.F21]" office:value-type="percentage" office:value="0.034483">
            <text:p>3,45%</text:p>
          </table:table-cell>
          <table:table-cell table:formula="of:=100 %-[.G21]" office:value-type="percentage" office:value="0.0689660000000001">
            <text:p>6,90%</text:p>
          </table:table-cell>
          <table:table-cell table:style-name="ce28" table:formula="of:=100 %-[.H21]" office:value-type="percentage" office:value="0.034483">
            <text:p>3,45%</text:p>
          </table:table-cell>
          <table:table-cell table:formula="of:=100 %-[.I21]" office:value-type="percentage" office:value="0.034483">
            <text:p>3,45%</text:p>
          </table:table-cell>
          <table:table-cell table:style-name="ce7" table:formula="of:=100 %-[.J21]" office:value-type="percentage" office:value="0.034483">
            <text:p>3,45%</text:p>
          </table:table-cell>
          <table:table-cell table:style-name="ce28" table:formula="of:=100 %-[.K21]" office:value-type="percentage" office:value="0.103448">
            <text:p>10,34%</text:p>
          </table:table-cell>
          <table:table-cell table:style-name="ce28" table:formula="of:=100 %-[.L21]" office:value-type="percentage" office:value="0.103448">
            <text:p>10,34%</text:p>
          </table:table-cell>
          <table:table-cell table:style-name="ce10" table:formula="of:=SUM([.C22:.L22])/10" office:value-type="percentage" office:value="0.0551726000000001">
            <text:p>5,52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P Rate</text:p>
          </table:table-cell>
          <table:table-cell table:style-name="ce25" office:value-type="float" office:value="0.931">
            <text:p>0,931</text:p>
          </table:table-cell>
          <table:table-cell table:number-columns-repeated="3" office:value-type="float" office:value="0.966">
            <text:p>0,966</text:p>
          </table:table-cell>
          <table:table-cell office:value-type="float" office:value="0.931">
            <text:p>0,931</text:p>
          </table:table-cell>
          <table:table-cell table:style-name="ce7" office:value-type="float" office:value="0.966">
            <text:p>0,966</text:p>
          </table:table-cell>
          <table:table-cell office:value-type="float" office:value="0.966">
            <text:p>0,966</text:p>
          </table:table-cell>
          <table:table-cell table:style-name="ce7" office:value-type="float" office:value="0.966">
            <text:p>0,966</text:p>
          </table:table-cell>
          <table:table-cell table:number-columns-repeated="2" table:style-name="ce7" office:value-type="float" office:value="0.897">
            <text:p>0,897</text:p>
          </table:table-cell>
          <table:table-cell table:style-name="ce31" table:formula="of:=SUM([.C23:.L23])/10" office:value-type="float" office:value="0.9452">
            <text:p>0,945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P Rate</text:p>
          </table:table-cell>
          <table:table-cell table:style-name="ce25" office:value-type="float" office:value="0.131">
            <text:p>0,131</text:p>
          </table:table-cell>
          <table:table-cell table:number-columns-repeated="3" office:value-type="float" office:value="0.066">
            <text:p>0,066</text:p>
          </table:table-cell>
          <table:table-cell office:value-type="float" office:value="0.131">
            <text:p>0,131</text:p>
          </table:table-cell>
          <table:table-cell table:style-name="ce7" office:value-type="float" office:value="0.066">
            <text:p>0,066</text:p>
          </table:table-cell>
          <table:table-cell office:value-type="float" office:value="0.066">
            <text:p>0,066</text:p>
          </table:table-cell>
          <table:table-cell table:style-name="ce7" office:value-type="float" office:value="0.066">
            <text:p>0,066</text:p>
          </table:table-cell>
          <table:table-cell table:number-columns-repeated="2" table:style-name="ce7" office:value-type="float" office:value="0.197">
            <text:p>0,197</text:p>
          </table:table-cell>
          <table:table-cell table:style-name="ce31" table:formula="of:=SUM([.C24:.L24])/10" office:value-type="float" office:value="0.1052">
            <text:p>0,105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cision</text:p>
          </table:table-cell>
          <table:table-cell table:style-name="ce25" office:value-type="float" office:value="0.938">
            <text:p>0,938</text:p>
          </table:table-cell>
          <table:table-cell table:number-columns-repeated="3" office:value-type="float" office:value="0.967">
            <text:p>0,967</text:p>
          </table:table-cell>
          <table:table-cell office:value-type="float" office:value="0.938">
            <text:p>0,938</text:p>
          </table:table-cell>
          <table:table-cell table:style-name="ce7" office:value-type="float" office:value="0.967">
            <text:p>0,967</text:p>
          </table:table-cell>
          <table:table-cell office:value-type="float" office:value="0.967">
            <text:p>0,967</text:p>
          </table:table-cell>
          <table:table-cell table:style-name="ce7" office:value-type="float" office:value="0.967">
            <text:p>0,967</text:p>
          </table:table-cell>
          <table:table-cell table:number-columns-repeated="2" table:style-name="ce7" office:value-type="float" office:value="0.911">
            <text:p>0,911</text:p>
          </table:table-cell>
          <table:table-cell table:style-name="ce31" table:formula="of:=SUM([.C25:.L25])/10" office:value-type="float" office:value="0.95">
            <text:p>0,95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26" office:value-type="float" office:value="0.931">
            <text:p>0,931</text:p>
          </table:table-cell>
          <table:table-cell table:number-columns-repeated="3" table:style-name="ce8" office:value-type="float" office:value="0.966">
            <text:p>0,966</text:p>
          </table:table-cell>
          <table:table-cell table:style-name="ce8" office:value-type="float" office:value="0.931">
            <text:p>0,931</text:p>
          </table:table-cell>
          <table:table-cell table:number-columns-repeated="3" table:style-name="ce8" office:value-type="float" office:value="0.966">
            <text:p>0,966</text:p>
          </table:table-cell>
          <table:table-cell table:number-columns-repeated="2" table:style-name="ce8" office:value-type="float" office:value="0.897">
            <text:p>0,897</text:p>
          </table:table-cell>
          <table:table-cell table:style-name="ce32" table:formula="of:=SUM([.C26:.L26])/10" office:value-type="float" office:value="0.9452">
            <text:p>0,945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2" office:value-type="string">
            <text:p>Vehicle (423)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9" office:value-type="string">
            <text:p>Durchschnit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24" office:value-type="percentage" office:value="0.643026">
            <text:p>64,30%</text:p>
          </table:table-cell>
          <table:table-cell table:style-name="ce27" office:value-type="percentage" office:value="0.631206">
            <text:p>63,12%</text:p>
          </table:table-cell>
          <table:table-cell table:style-name="ce27" office:value-type="percentage" office:value="0.624113">
            <text:p>62,41%</text:p>
          </table:table-cell>
          <table:table-cell table:number-columns-repeated="2" table:style-name="ce27" office:value-type="percentage" office:value="0.621749">
            <text:p>62,17%</text:p>
          </table:table-cell>
          <table:table-cell table:style-name="ce27" office:value-type="percentage" office:value="0.669031">
            <text:p>66,90%</text:p>
          </table:table-cell>
          <table:table-cell table:style-name="ce27" office:value-type="percentage" office:value="0.614657">
            <text:p>61,47%</text:p>
          </table:table-cell>
          <table:table-cell table:style-name="ce27" office:value-type="percentage" office:value="0.635934">
            <text:p>63,59%</text:p>
          </table:table-cell>
          <table:table-cell table:style-name="ce27" office:value-type="percentage" office:value="0.631206">
            <text:p>63,12%</text:p>
          </table:table-cell>
          <table:table-cell table:style-name="ce27" office:value-type="percentage" office:value="0.63357">
            <text:p>63,36%</text:p>
          </table:table-cell>
          <table:table-cell table:style-name="ce30" table:formula="of:=SUM([.C30:.L30])/10" office:value-type="percentage" office:value="0.6326241">
            <text:p>63,26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correctly Class.</text:p>
          </table:table-cell>
          <table:table-cell table:style-name="ce25" table:formula="of:=1 -[.C30]" office:value-type="percentage" office:value="0.356974">
            <text:p>35,70%</text:p>
          </table:table-cell>
          <table:table-cell table:formula="of:=1 -[.D30]" office:value-type="percentage" office:value="0.368794">
            <text:p>36,88%</text:p>
          </table:table-cell>
          <table:table-cell table:formula="of:=1 -[.E30]" office:value-type="percentage" office:value="0.375887">
            <text:p>37,59%</text:p>
          </table:table-cell>
          <table:table-cell table:formula="of:=1 -[.F30]" office:value-type="percentage" office:value="0.378251">
            <text:p>37,83%</text:p>
          </table:table-cell>
          <table:table-cell table:formula="of:=1 -[.G30]" office:value-type="percentage" office:value="0.378251">
            <text:p>37,83%</text:p>
          </table:table-cell>
          <table:table-cell table:style-name="ce28" table:formula="of:=1 -[.H30]" office:value-type="percentage" office:value="0.330969">
            <text:p>33,10%</text:p>
          </table:table-cell>
          <table:table-cell table:style-name="ce28" table:formula="of:=1 -[.I30]" office:value-type="percentage" office:value="0.385343">
            <text:p>38,53%</text:p>
          </table:table-cell>
          <table:table-cell table:style-name="ce28" table:formula="of:=1 -[.J30]" office:value-type="percentage" office:value="0.364066">
            <text:p>36,41%</text:p>
          </table:table-cell>
          <table:table-cell table:style-name="ce28" table:formula="of:=1 -[.K30]" office:value-type="percentage" office:value="0.368794">
            <text:p>36,88%</text:p>
          </table:table-cell>
          <table:table-cell table:style-name="ce28" table:formula="of:=1 -[.L30]" office:value-type="percentage" office:value="0.36643">
            <text:p>36,64%</text:p>
          </table:table-cell>
          <table:table-cell table:style-name="ce10" table:formula="of:=SUM([.C31:.L31])/10" office:value-type="percentage" office:value="0.3673759">
            <text:p>36,74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P Rate</text:p>
          </table:table-cell>
          <table:table-cell table:style-name="ce25" office:value-type="float" office:value="0.643">
            <text:p>0,643</text:p>
          </table:table-cell>
          <table:table-cell office:value-type="float" office:value="0.631">
            <text:p>0,631</text:p>
          </table:table-cell>
          <table:table-cell office:value-type="float" office:value="0.624">
            <text:p>0,624</text:p>
          </table:table-cell>
          <table:table-cell table:number-columns-repeated="2" office:value-type="float" office:value="0.622">
            <text:p>0,622</text:p>
          </table:table-cell>
          <table:table-cell table:style-name="ce7" office:value-type="float" office:value="0.669">
            <text:p>0,669</text:p>
          </table:table-cell>
          <table:table-cell office:value-type="float" office:value="0.615">
            <text:p>0,615</text:p>
          </table:table-cell>
          <table:table-cell table:style-name="ce7" office:value-type="float" office:value="0.636">
            <text:p>0,636</text:p>
          </table:table-cell>
          <table:table-cell table:style-name="ce7" office:value-type="float" office:value="0.631">
            <text:p>0,631</text:p>
          </table:table-cell>
          <table:table-cell table:style-name="ce7" office:value-type="float" office:value="0.634">
            <text:p>0,634</text:p>
          </table:table-cell>
          <table:table-cell table:style-name="ce31" table:formula="of:=SUM([.C32:.L32])/10" office:value-type="float" office:value="0.6327">
            <text:p>0,632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P Rate</text:p>
          </table:table-cell>
          <table:table-cell table:style-name="ce25" office:value-type="float" office:value="0.121">
            <text:p>0,121</text:p>
          </table:table-cell>
          <table:table-cell office:value-type="float" office:value="0.125">
            <text:p>0,125</text:p>
          </table:table-cell>
          <table:table-cell office:value-type="float" office:value="0.127">
            <text:p>0,127</text:p>
          </table:table-cell>
          <table:table-cell office:value-type="float" office:value="0.128">
            <text:p>0,128</text:p>
          </table:table-cell>
          <table:table-cell office:value-type="float" office:value="0.127">
            <text:p>0,127</text:p>
          </table:table-cell>
          <table:table-cell table:style-name="ce7" office:value-type="float" office:value="0.112">
            <text:p>0,112</text:p>
          </table:table-cell>
          <table:table-cell office:value-type="float" office:value="0.13">
            <text:p>0,13</text:p>
          </table:table-cell>
          <table:table-cell table:style-name="ce7" office:value-type="float" office:value="0.123">
            <text:p>0,123</text:p>
          </table:table-cell>
          <table:table-cell table:style-name="ce7" office:value-type="float" office:value="0.125">
            <text:p>0,125</text:p>
          </table:table-cell>
          <table:table-cell table:style-name="ce7" office:value-type="float" office:value="0.123">
            <text:p>0,123</text:p>
          </table:table-cell>
          <table:table-cell table:style-name="ce31" table:formula="of:=SUM([.C33:.L33])/10" office:value-type="float" office:value="0.1241">
            <text:p>0,124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cision</text:p>
          </table:table-cell>
          <table:table-cell table:style-name="ce25" office:value-type="float" office:value="0.625">
            <text:p>0,625</text:p>
          </table:table-cell>
          <table:table-cell office:value-type="float" office:value="0.615">
            <text:p>0,615</text:p>
          </table:table-cell>
          <table:table-cell office:value-type="float" office:value="0.603">
            <text:p>0,603</text:p>
          </table:table-cell>
          <table:table-cell office:value-type="float" office:value="0.601">
            <text:p>0,601</text:p>
          </table:table-cell>
          <table:table-cell office:value-type="float" office:value="0.603">
            <text:p>0,603</text:p>
          </table:table-cell>
          <table:table-cell table:style-name="ce7" office:value-type="float" office:value="0.658">
            <text:p>0,658</text:p>
          </table:table-cell>
          <table:table-cell office:value-type="float" office:value="0.586">
            <text:p>0,586</text:p>
          </table:table-cell>
          <table:table-cell table:style-name="ce7" office:value-type="float" office:value="0.622">
            <text:p>0,622</text:p>
          </table:table-cell>
          <table:table-cell table:style-name="ce7" office:value-type="float" office:value="0.619">
            <text:p>0,619</text:p>
          </table:table-cell>
          <table:table-cell table:style-name="ce7" office:value-type="float" office:value="0.612">
            <text:p>0,612</text:p>
          </table:table-cell>
          <table:table-cell table:style-name="ce31" table:formula="of:=SUM([.C34:.L34])/10" office:value-type="float" office:value="0.6144">
            <text:p>0,6144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26" office:value-type="float" office:value="0.643">
            <text:p>0,643</text:p>
          </table:table-cell>
          <table:table-cell table:style-name="ce8" office:value-type="float" office:value="0.631">
            <text:p>0,631</text:p>
          </table:table-cell>
          <table:table-cell table:style-name="ce8" office:value-type="float" office:value="0.624">
            <text:p>0,624</text:p>
          </table:table-cell>
          <table:table-cell table:number-columns-repeated="2" table:style-name="ce8" office:value-type="float" office:value="0.622">
            <text:p>0,622</text:p>
          </table:table-cell>
          <table:table-cell table:style-name="ce8" office:value-type="float" office:value="0.669">
            <text:p>0,669</text:p>
          </table:table-cell>
          <table:table-cell table:style-name="ce8" office:value-type="float" office:value="0.615">
            <text:p>0,615</text:p>
          </table:table-cell>
          <table:table-cell table:style-name="ce8" office:value-type="float" office:value="0.636">
            <text:p>0,636</text:p>
          </table:table-cell>
          <table:table-cell table:style-name="ce8" office:value-type="float" office:value="0.631">
            <text:p>0,631</text:p>
          </table:table-cell>
          <table:table-cell table:style-name="ce8" office:value-type="float" office:value="0.634">
            <text:p>0,634</text:p>
          </table:table-cell>
          <table:table-cell table:style-name="ce32" table:formula="of:=SUM([.C35:.L35])/10" office:value-type="float" office:value="0.6327">
            <text:p>0,6327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2" office:value-type="string">
            <text:p>Zoo (51)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9" office:value-type="string">
            <text:p>Durchschnit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24" office:value-type="percentage" office:value="0.843137">
            <text:p>84,31%</text:p>
          </table:table-cell>
          <table:table-cell table:number-columns-repeated="3" table:style-name="ce27" office:value-type="percentage" office:value="0.862745">
            <text:p>86,27%</text:p>
          </table:table-cell>
          <table:table-cell table:style-name="ce27" office:value-type="percentage" office:value="0.882353">
            <text:p>88,24%</text:p>
          </table:table-cell>
          <table:table-cell table:style-name="ce27" office:value-type="percentage" office:value="0.843137">
            <text:p>84,31%</text:p>
          </table:table-cell>
          <table:table-cell table:style-name="ce27" office:value-type="percentage" office:value="0.862745">
            <text:p>86,27%</text:p>
          </table:table-cell>
          <table:table-cell table:style-name="ce27" office:value-type="percentage" office:value="0.843137">
            <text:p>84,31%</text:p>
          </table:table-cell>
          <table:table-cell table:style-name="ce27" office:value-type="percentage" office:value="0.862745">
            <text:p>86,27%</text:p>
          </table:table-cell>
          <table:table-cell table:style-name="ce27" office:value-type="percentage" office:value="0.843137">
            <text:p>84,31%</text:p>
          </table:table-cell>
          <table:table-cell table:style-name="ce30" table:formula="of:=SUM([.C39:.L39])/10" office:value-type="percentage" office:value="0.8568626">
            <text:p>85,69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correctly Class.</text:p>
          </table:table-cell>
          <table:table-cell table:style-name="ce25" table:formula="of:=1-[.C39]" office:value-type="percentage" office:value="0.156863">
            <text:p>15,69%</text:p>
          </table:table-cell>
          <table:table-cell table:formula="of:=1-[.D39]" office:value-type="percentage" office:value="0.137255">
            <text:p>13,73%</text:p>
          </table:table-cell>
          <table:table-cell table:formula="of:=1-[.E39]" office:value-type="percentage" office:value="0.137255">
            <text:p>13,73%</text:p>
          </table:table-cell>
          <table:table-cell table:formula="of:=1-[.F39]" office:value-type="percentage" office:value="0.137255">
            <text:p>13,73%</text:p>
          </table:table-cell>
          <table:table-cell table:formula="of:=1-[.G39]" office:value-type="percentage" office:value="0.117647">
            <text:p>11,76%</text:p>
          </table:table-cell>
          <table:table-cell table:style-name="ce28" table:formula="of:=1-[.H39]" office:value-type="percentage" office:value="0.156863">
            <text:p>15,69%</text:p>
          </table:table-cell>
          <table:table-cell table:formula="of:=1-[.I39]" office:value-type="percentage" office:value="0.137255">
            <text:p>13,73%</text:p>
          </table:table-cell>
          <table:table-cell table:style-name="ce28" table:formula="of:=1-[.J39]" office:value-type="percentage" office:value="0.156863">
            <text:p>15,69%</text:p>
          </table:table-cell>
          <table:table-cell table:style-name="ce7" table:formula="of:=1-[.K39]" office:value-type="percentage" office:value="0.137255">
            <text:p>13,73%</text:p>
          </table:table-cell>
          <table:table-cell table:style-name="ce28" table:formula="of:=1-[.L39]" office:value-type="percentage" office:value="0.156863">
            <text:p>15,69%</text:p>
          </table:table-cell>
          <table:table-cell table:style-name="ce10" table:formula="of:=SUM([.C40:.L40])/10" office:value-type="percentage" office:value="0.1431374">
            <text:p>14,31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P Rate</text:p>
          </table:table-cell>
          <table:table-cell table:style-name="ce25" office:value-type="float" office:value="0.843">
            <text:p>0,843</text:p>
          </table:table-cell>
          <table:table-cell table:number-columns-repeated="3" office:value-type="float" office:value="0.863">
            <text:p>0,863</text:p>
          </table:table-cell>
          <table:table-cell office:value-type="float" office:value="0.882">
            <text:p>0,882</text:p>
          </table:table-cell>
          <table:table-cell table:style-name="ce7" office:value-type="float" office:value="0.843">
            <text:p>0,843</text:p>
          </table:table-cell>
          <table:table-cell office:value-type="float" office:value="0.863">
            <text:p>0,863</text:p>
          </table:table-cell>
          <table:table-cell table:style-name="ce7" office:value-type="float" office:value="0.843">
            <text:p>0,843</text:p>
          </table:table-cell>
          <table:table-cell table:style-name="ce7" office:value-type="float" office:value="0.863">
            <text:p>0,863</text:p>
          </table:table-cell>
          <table:table-cell table:style-name="ce7" office:value-type="float" office:value="0.843">
            <text:p>0,843</text:p>
          </table:table-cell>
          <table:table-cell table:style-name="ce31" table:formula="of:=SUM([.C41:.L41])/10" office:value-type="float" office:value="0.8569">
            <text:p>0,856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P Rate</text:p>
          </table:table-cell>
          <table:table-cell table:style-name="ce25" office:value-type="float" office:value="0.075">
            <text:p>0,075</text:p>
          </table:table-cell>
          <table:table-cell table:number-columns-repeated="3"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table:style-name="ce7" office:value-type="float" office:value="0.074">
            <text:p>0,074</text:p>
          </table:table-cell>
          <table:table-cell office:value-type="float" office:value="0.072">
            <text:p>0,072</text:p>
          </table:table-cell>
          <table:table-cell table:style-name="ce7" office:value-type="float" office:value="0.074">
            <text:p>0,074</text:p>
          </table:table-cell>
          <table:table-cell table:style-name="ce7" office:value-type="float" office:value="0.072">
            <text:p>0,072</text:p>
          </table:table-cell>
          <table:table-cell table:style-name="ce7" office:value-type="float" office:value="0.086">
            <text:p>0,086</text:p>
          </table:table-cell>
          <table:table-cell table:style-name="ce31" table:formula="of:=SUM([.C42:.L42])/10" office:value-type="float" office:value="0.074">
            <text:p>0,0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cision</text:p>
          </table:table-cell>
          <table:table-cell table:style-name="ce25" office:value-type="float" office:value="0.764">
            <text:p>0,764</text:p>
          </table:table-cell>
          <table:table-cell table:number-columns-repeated="2" office:value-type="float" office:value="0.797">
            <text:p>0,797</text:p>
          </table:table-cell>
          <table:table-cell office:value-type="float" office:value="0.784">
            <text:p>0,784</text:p>
          </table:table-cell>
          <table:table-cell office:value-type="float" office:value="0.806">
            <text:p>0,806</text:p>
          </table:table-cell>
          <table:table-cell table:style-name="ce7" office:value-type="float" office:value="0.767">
            <text:p>0,767</text:p>
          </table:table-cell>
          <table:table-cell office:value-type="float" office:value="0.784">
            <text:p>0,784</text:p>
          </table:table-cell>
          <table:table-cell table:style-name="ce7" office:value-type="float" office:value="0.767">
            <text:p>0,767</text:p>
          </table:table-cell>
          <table:table-cell table:style-name="ce7" office:value-type="float" office:value="0.797">
            <text:p>0,797</text:p>
          </table:table-cell>
          <table:table-cell table:style-name="ce7" office:value-type="float" office:value="0.766">
            <text:p>0,766</text:p>
          </table:table-cell>
          <table:table-cell table:style-name="ce31" table:formula="of:=SUM([.C43:.L43])/10" office:value-type="float" office:value="0.7829">
            <text:p>0,7829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26" office:value-type="float" office:value="0.843">
            <text:p>0,843</text:p>
          </table:table-cell>
          <table:table-cell table:number-columns-repeated="3" table:style-name="ce8" office:value-type="float" office:value="0.863">
            <text:p>0,863</text:p>
          </table:table-cell>
          <table:table-cell table:style-name="ce8" office:value-type="float" office:value="0.882">
            <text:p>0,882</text:p>
          </table:table-cell>
          <table:table-cell table:style-name="ce8" office:value-type="float" office:value="0.843">
            <text:p>0,843</text:p>
          </table:table-cell>
          <table:table-cell table:style-name="ce8" office:value-type="float" office:value="0.863">
            <text:p>0,863</text:p>
          </table:table-cell>
          <table:table-cell table:style-name="ce8" office:value-type="float" office:value="0.843">
            <text:p>0,843</text:p>
          </table:table-cell>
          <table:table-cell table:style-name="ce8" office:value-type="float" office:value="0.863">
            <text:p>0,863</text:p>
          </table:table-cell>
          <table:table-cell table:style-name="ce8" office:value-type="float" office:value="0.843">
            <text:p>0,843</text:p>
          </table:table-cell>
          <table:table-cell table:style-name="ce32" table:formula="of:=SUM([.C44:.L44])/10" office:value-type="float" office:value="0.8569">
            <text:p>0,8569</text:p>
          </table:table-cell>
          <table:table-cell table:number-columns-repeated="2"/>
        </table:table-row>
        <table:table-row table:style-name="ro1" table:number-rows-repeated="6"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6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14.12.2016</text:date>, <text:time>12:25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1:44:00.42</meta:creation-date>
    <dc:date>2016-12-14T12:25:05.22</dc:date>
    <meta:editing-duration>PT2H3M26S</meta:editing-duration>
    <meta:editing-cycles>7</meta:editing-cycles>
    <meta:generator>OpenOffice/4.1.1$Win32 OpenOffice.org_project/411m6$Build-9775</meta:generator>
    <meta:document-statistic meta:table-count="3" meta:cell-count="665" meta:object-count="0"/>
  </office:meta>
</office:document-meta>
</file>